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7.916cm" table:align="left"/>
    </style:style>
    <style:style style:name="表2.A" style:family="table-column">
      <style:table-column-properties style:column-width="1.688cm"/>
    </style:style>
    <style:style style:name="表2.B" style:family="table-column">
      <style:table-column-properties style:column-width="6.228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4.796cm" table:align="left"/>
    </style:style>
    <style:style style:name="表3.A" style:family="table-column">
      <style:table-column-properties style:column-width="1.94cm"/>
    </style:style>
    <style:style style:name="表3.B" style:family="table-column">
      <style:table-column-properties style:column-width="5.182cm"/>
    </style:style>
    <style:style style:name="表3.C" style:family="table-column">
      <style:table-column-properties style:column-width="2.976cm"/>
    </style:style>
    <style:style style:name="表3.D" style:family="table-column">
      <style:table-column-properties style:column-width="4.697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D1" style:family="table-cell">
      <style:table-cell-properties fo:padding="0.097cm" fo:border="0.002cm solid #000000"/>
    </style:style>
    <style:style style:name="表4" style:family="table">
      <style:table-properties style:width="14.796cm" table:align="left"/>
    </style:style>
    <style:style style:name="表4.A" style:family="table-column">
      <style:table-column-properties style:column-width="5.953cm"/>
    </style:style>
    <style:style style:name="表4.B" style:family="table-column">
      <style:table-column-properties style:column-width="1.169cm"/>
    </style:style>
    <style:style style:name="表4.C" style:family="table-column">
      <style:table-column-properties style:column-width="2.976cm"/>
    </style:style>
    <style:style style:name="表4.D" style:family="table-column">
      <style:table-column-properties style:column-width="4.697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D1" style:family="table-cell">
      <style:table-cell-properties fo:padding="0.097cm" fo:border="0.002cm solid #000000"/>
    </style:style>
    <style:style style:name="表5" style:family="table">
      <style:table-properties style:width="14.796cm" table:align="left"/>
    </style:style>
    <style:style style:name="表5.A" style:family="table-column">
      <style:table-column-properties style:column-width="5.953cm"/>
    </style:style>
    <style:style style:name="表5.B" style:family="table-column">
      <style:table-column-properties style:column-width="8.842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8.5cm" style:rel-column-width="32767*"/>
    </style:style>
    <style:style style:name="表69.B" style:family="table-column">
      <style:table-column-properties style:column-width="8.5cm" style:rel-column-width="32768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107" style:family="table">
      <style:table-properties style:width="17cm" table:align="margins" style:writing-mode="lr-tb"/>
    </style:style>
    <style:style style:name="表107.A" style:family="table-column">
      <style:table-column-properties style:column-width="8.5cm" style:rel-column-width="32767*"/>
    </style:style>
    <style:style style:name="表107.B" style:family="table-column">
      <style:table-column-properties style:column-width="8.5cm" style:rel-column-width="32768*"/>
    </style:style>
    <style:style style:name="表10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7.B1" style:family="table-cell">
      <style:table-cell-properties fo:padding="0.097cm" fo:border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P1" style:family="paragraph" style:parent-style-name="Table_20_Contents">
      <style:text-properties style:language-asian="ja" style:country-asian="JP"/>
    </style:style>
    <style:style style:name="P2" style:family="paragraph" style:parent-style-name="Table_20_Contents">
      <style:text-properties fo:font-size="20pt" fo:background-color="#66ff66" style:font-size-asian="20pt" style:font-size-complex="20pt"/>
    </style:style>
    <style:style style:name="P3" style:family="paragraph" style:parent-style-name="Table_20_Contents">
      <style:text-properties fo:font-size="16pt" style:font-size-asian="16pt" style:language-asian="ja" style:country-asian="JP" style:font-size-complex="16pt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Standard">
      <style:text-properties fo:font-size="18pt" style:font-name-asian="Arial" style:font-size-asian="18pt" style:font-size-complex="18pt"/>
    </style:style>
    <style:style style:name="P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7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8" style:family="paragraph" style:parent-style-name="Text_20_body">
      <style:text-properties fo:font-size="18pt" style:font-name-asian="Arial" style:font-size-asian="18pt" style:font-size-complex="18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name-asian="Arial" style:font-size-asian="18pt" style:font-size-complex="18p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name-asian="Arial" style:font-size-asian="22pt" style:font-size-complex="22p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9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0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1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name-asian="Arial" style:font-size-asian="22pt" style:font-size-complex="22pt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30" style:family="paragraph" style:parent-style-name="Text_20_body" style:list-style-name="L1">
      <style:paragraph-properties fo:margin-top="0cm" fo:margin-bottom="0cm" fo:line-height="138%" style:writing-mode="lr-tb"/>
      <style:text-properties fo:font-weight="bold"/>
    </style:style>
    <style:style style:name="P31" style:family="paragraph" style:parent-style-name="Text_20_body">
      <style:text-properties fo:font-size="18pt" style:font-name-asian="Arial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none"/>
    </style:style>
    <style:style style:name="T3" style:family="text">
      <style:text-properties style:language-asian="ja" style:country-asian="JP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8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ja.wikipedia.org/wiki/アラビア文字#字母" text:style-name="Internet_20_link" text:visited-style-name="Visited_20_Internet_20_Link">https://ja.wikipedia.org/wiki/アラビア文字#字母</text:a></text:p>
      <text:p text:style-name="Standard"/>
      <text:p text:style-name="Standard">20191230_213459</text:p>
      <text:p text:style-name="Standard">21 تموز: مواجهات مارون الراس</text:p>
      <text:p text:style-name="Standard"><text:a xlink:type="simple" xlink:href="https://www.moqawama.org/essaydetails.php?eid=1874&amp;cid=321" text:style-name="Internet_20_link" text:visited-style-name="Visited_20_Internet_20_Link">https://www.moqawama.org/essaydetails.php?eid=1874&amp;cid=321</text:a></text:p>
      <text:p text:style-name="Standard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Standard">واصلت<text:tab/>wa:s^alat<text:tab/>push along </text:p>
            <text:p text:style-name="Standard">قوات<text:tab/>qu:wat<text:tab/><text:tab/>troop</text:p>
            <text:p text:style-name="Standard">الاحتلال<text:tab/>al'achtilalu<text:tab/>Occupation</text:p>
            <text:p text:style-name="Standard">نهجها<text:tab/>nahijuha<text:tab/>approach </text:p>
            <text:p text:style-name="Standard">التدميري<text:tab/>altadmiyriyu<text:tab/>Destructive</text:p>
            <text:p text:style-name="Standard">بالاعتماد<text:tab/>bila<text:span text:style-name="T1">A</text:span>:timadi<text:tab/>dependence </text:p>
            <text:p text:style-name="Standard">على<text:tab/><text:span text:style-name="T1">A</text:span>:la:<text:tab/>to</text:p>
            <text:p text:style-name="Standard">سلاح<text:tab/>silachun<text:tab/>weapon </text:p>
            <text:p text:style-name="Standard">الجو،<text:tab/>aljawu<text:tab/><text:span text:style-name="T2">air</text:span> </text:p>
          </table:table-cell>
          <table:table-cell table:style-name="表1.B1" office:value-type="string">
            <text:p text:style-name="Table_20_Contents"/>
          </table:table-cell>
        </table:table-row>
        <table:table-row>
          <table:table-cell table:style-name="表1.A2" office:value-type="string">
            <text:p text:style-name="Table_20_Contents"/>
          </table:table-cell>
          <table:table-cell table:style-name="表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20191231_214628</text:p>
      <text:p text:style-name="Standard"/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Table_20_Contents">ولم</text:p>
            <text:p text:style-name="Table_20_Contents"><text:s/>توقف</text:p>
            <text:p text:style-name="Table_20_Contents"><text:s/>قصف</text:p>
            <text:p text:style-name="Table_20_Contents"><text:s/>مناطق</text:p>
            <text:p text:style-name="Table_20_Contents"><text:s/>الضاحية</text:p>
            <text:p text:style-name="Table_20_Contents"><text:s/>الجنوبية،</text:p>
          </table:table-cell>
          <table:table-cell table:style-name="表2.B1" office:value-type="string">
            <text:p text:style-name="Table_20_Contents">and did not / wa lam</text:p>
            <text:p text:style-name="Table_20_Contents"/>
            <text:p text:style-name="Table_20_Contents">stop <text:s/>/ tawaqafa</text:p>
            <text:p text:style-name="Table_20_Contents">bombing / qas^afa</text:p>
            <text:p text:style-name="Table_20_Contents"/>
            <text:p text:style-name="Table_20_Contents">area / mana:tiqu</text:p>
            <text:p text:style-name="Table_20_Contents">The suburb / ald^a:chiya</text:p>
            <text:p text:style-name="Table_20_Contents"/>
            <text:p text:style-name="Table_20_Contents">Southern / al jan<text:span text:style-name="T3">uwbiya</text:span></text:p>
          </table:table-cell>
        </table:table-row>
      </table:table>
      <text:p text:style-name="Standard"/>
      <text:p text:style-name="Standard">20200101_214924</text:p>
      <text:p text:style-name="Standard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row>
          <table:table-cell table:style-name="表3.A1" office:value-type="string">
            <text:p text:style-name="Table_20_Contents">وعملت على تدمير المدمّر، ومنها مبنى الإعلام المركزي لحزب الله <text:soft-page-break/>والإدارة </text:p>
          </table:table-cell>
          <table:table-cell table:style-name="表3.A1" office:value-type="string">
            <text:p text:style-name="P1">wa A:mirat / it worked</text:p>
            <text:p text:style-name="P1"/>
            <text:p text:style-name="P1">A:la: / to</text:p>
            <text:p text:style-name="P1">tadmiyr / destruction</text:p>
            <text:p text:style-name="P1"/>
            <text:p text:style-name="P1">almad-mar / the descructive</text:p>
            <text:p text:style-name="P1">wa minha / and who?</text:p>
            <text:p text:style-name="P1"/>
            <text:p text:style-name="P1">mabna: / building</text:p>
            <text:p text:style-name="P1">al'aAlam / media</text:p>
            <text:p text:style-name="P1"/>
            <text:p text:style-name="P1">almarkaziyu / central</text:p>
            <text:p text:style-name="P1">li'chizb'i-la: / for hezbollah</text:p>
          </table:table-cell>
          <table:table-cell table:style-name="表3.A1" office:value-type="string">
            <text:p text:style-name="Table_20_Contents"/>
          </table:table-cell>
          <table:table-cell table:style-name="表3.D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20200102_212211</text:p>
      <text:p text:style-name="Standard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row>
          <table:table-cell table:style-name="表4.A1" office:value-type="string">
            <text:p text:style-name="Table_20_Contents">والإدارة المركزية لمؤسسة الشهيد وسنتر داغر في حارة حريك. وفي حر</text:p>
          </table:table-cell>
          <table:table-cell table:style-name="表4.A1" office:value-type="string">
            <text:p text:style-name="P1"/>
          </table:table-cell>
          <table:table-cell table:style-name="表4.A1" office:value-type="string">
            <text:p text:style-name="Table_20_Contents"/>
          </table:table-cell>
          <table:table-cell table:style-name="表4.D1" office:value-type="string">
            <text:p text:style-name="Table_20_Contents"/>
          </table:table-cell>
        </table:table-row>
      </table:table>
      <text:p text:style-name="Standard"/>
      <text:p text:style-name="Standard"><text:a xlink:type="simple" xlink:href="https://writer.zoho.com/writer/open/fqdab34b30bbd0c06465c97e13d270cc1cae5" text:style-name="Internet_20_link" text:visited-style-name="Visited_20_Internet_20_Link">https://writer.zoho.com/writer/open/fqdab34b30bbd0c06465c97e13d270cc1cae5</text:a> </text:p>
      <text:p text:style-name="Standard"/>
      <text:p text:style-name="Standard">20200103_213152</text:p>
      <text:p text:style-name="Standard"/>
      <text:p text:style-name="Standard">---------------------------------------------------------------------------</text:p>
      <text:p text:style-name="Standard">20200205_100156</text:p>
      <text:p text:style-name="Standard"><text:a xlink:type="simple" xlink:href="https://quranonline.net/al-fatihah/" text:style-name="Internet_20_link" text:visited-style-name="Visited_20_Internet_20_Link">https://quranonline.net/al-fatihah/</text:a></text:p>
      <text:p text:style-name="Standard"/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">بِسۡمِ ٱللَّهِ ٱلرَّحۡمَٰنِ ٱلرَّحِيمِ</text:p>
          </table:table-cell>
          <table:table-cell table:style-name="表5.B1" office:value-type="string">
            <text:p text:style-name="P3">bismi ~ in the name of / allah / arrachma:ni: ~ Entirely Merciful / arrachiym ~ Especially Merciful</text:p>
            <text:p text:style-name="P3"/>
          </table:table-cell>
        </table:table-row>
        <table:table-row>
          <table:table-cell table:style-name="表5.A2" office:value-type="string">
            <text:p text:style-name="P2">ٱلۡحَمۡدُ لِلَّهِ رَبِّ ٱلۡعَٰلَمِينَ</text:p>
          </table:table-cell>
          <table:table-cell table:style-name="表5.B2" office:value-type="string">
            <text:p text:style-name="P3">alchamdu ~ praise / lillahi ~ to Allah / <text:s text:c="2"/>rabbi ~ lord / alAAalamiyn ~ of the worlds</text:p>
          </table:table-cell>
        </table:table-row>
        <table:table-row>
          <table:table-cell table:style-name="表5.A2" office:value-type="string">
            <text:p text:style-name="P2">ٱلرَّحۡمَٰنِ ٱلرَّحِيمِ</text:p>
          </table:table-cell>
          <table:table-cell table:style-name="表5.B2" office:value-type="string">
            <text:p text:style-name="P3">arrachma:ni: ~ Entirely Merciful / arrachiym ~ Especially Merciful</text:p>
          </table:table-cell>
        </table:table-row>
        <table:table-row>
          <table:table-cell table:style-name="表5.A2" office:value-type="string">
            <text:p text:style-name="P2">مَٰلِكِ يَوۡمِ ٱلدِّينِ</text:p>
          </table:table-cell>
          <table:table-cell table:style-name="表5.B2" office:value-type="string">
            <text:p text:style-name="P3">maaliki ~ sovereign / yawmi ~ day / addiyn ~ recompense</text:p>
          </table:table-cell>
        </table:table-row>
        <table:table-row>
          <table:table-cell table:style-name="表5.A2" office:value-type="string">
            <text:p text:style-name="P2">إِيَّاكَ نَعۡبُدُ وَإِيَّاكَ نَسۡتَعِينُ</text:p>
          </table:table-cell>
          <table:table-cell table:style-name="表5.B2" office:value-type="string">
            <text:p text:style-name="P3">iyyaaka ~ You / naAbudu ~ (we)worship / and You / nastaIyn ~ ask for help</text:p>
          </table:table-cell>
        </table:table-row>
      </table:table>
      <text:p text:style-name="Standard"/>
      <text:p text:style-name="P5">[/ 20200205_100654]</text:p>
      <text:p text:style-name="P5"/>
      <text:p text:style-name="P16"/>
      <text:p text:style-name="P5">“Guide us to the straight path”</text:p>
      <text:p text:style-name="P5"><text:a xlink:type="simple" xlink:href="https://quranonline.net/al-fatihah/" text:style-name="Internet_20_link" text:visited-style-name="Visited_20_Internet_20_Link">https://quranonline.net/al-fatihah/</text:a></text:p>
      <text:p text:style-name="P5"><text:soft-page-break/><text:a xlink:type="simple" xlink:href="https://quran.com/1" text:style-name="Internet_20_link" text:visited-style-name="Visited_20_Internet_20_Link">https://quran.com/1</text:a></text:p>
      <text:p text:style-name="P5"/>
      <text:p text:style-name="P11">------------------------------------------------------------</text:p>
      <text:p text:style-name="P14">[20200210_143401]</text:p>
      <text:p text:style-name="Text_20_body"/>
      <text:p text:style-name="P17"><text:span text:style-name="T4">1. </text:span><text:span text:style-name="T5">XX:XX</text:span></text:p>
      <text:p text:style-name="P18"><text:span text:style-name="T6">1. </text:span><text:span text:style-name="T8">1:6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6">ٱهۡدِنَا ٱلصِّرَٰطَ ٱلۡمُسۡتَقِيمَ</text:p>
          </table:table-cell>
          <table:table-cell table:style-name="表6.B1" office:value-type="string">
            <text:p text:style-name="P7">ihdina: ~ guide us / al's^ira:t^a ~ to the path / al'mustaqiym ~ straight</text:p>
          </table:table-cell>
        </table:table-row>
        <table:table-row>
          <table:table-cell table:style-name="表6.A2" office:value-type="string">
            <text:p text:style-name="P6">1:7</text:p>
            <text:p text:style-name="P6">صِرَٰطَ ٱلَّذِينَ </text:p>
            <text:p text:style-name="P6">أَنۡعَمۡتَ </text:p>
            <text:p text:style-name="P6">عَلَيۡهِمۡ غَيۡرِ </text:p>
            <text:p text:style-name="P6"/>
            <text:p text:style-name="P6">ٱلۡمَغۡضُوبِ </text:p>
            <text:p text:style-name="P6">عَلَيۡهِمۡ وَلَا</text:p>
            <text:p text:style-name="P6"><text:s/>ٱلضَّآلِّينَ</text:p>
          </table:table-cell>
          <table:table-cell table:style-name="表6.B2" office:value-type="string">
            <text:p text:style-name="P7">s^iraat^a ~ the path / al'lathiyna ~ those </text:p>
            <text:p text:style-name="P7"/>
            <text:p text:style-name="P7">/ an'AAmta ~ You have bestowed favor</text:p>
            <text:p text:style-name="P7"/>
            <text:p text:style-name="P7">Aaleyhim ~ on them / ghayri</text:p>
            <text:p text:style-name="P7"/>
            <text:p text:style-name="P7">almaghd^uwbi ~ those who have evoked [Your] anger</text:p>
            <text:p text:style-name="P7"/>
            <text:p text:style-name="P7">Aaleyhim – on them / and not</text:p>
            <text:p text:style-name="P7"/>
            <text:p text:style-name="P7">a'ddaalliyn – of those who are astray</text:p>
          </table:table-cell>
        </table:table-row>
      </table:table>
      <text:p text:style-name="P12"/>
      <text:p text:style-name="P13"/>
      <text:p text:style-name="P17"><text:span text:style-name="T6">[next] </text:span><text:span text:style-name="T7">1:8</text:span></text:p>
      <text:p text:style-name="Text_20_body"/>
      <text:p text:style-name="P15">[/  20200210_145659]</text:p>
      <text:p text:style-name="Text_20_body"/>
      <text:p text:style-name="P16">@@@</text:p>
      <text:p text:style-name="P8"/>
      <text:p text:style-name="P11"><text:soft-page-break/>------------------------------------------------------------</text:p>
      <text:p text:style-name="P14">[XXX]</text:p>
      <text:p text:style-name="Text_20_body"/>
      <text:p text:style-name="P17"><text:span text:style-name="T4">1. </text:span><text:span text:style-name="T5">XX:XX</text:span></text:p>
      <text:list xml:id="list8241780888259032328" text:style-name="L1">
        <text:list-item>
          <text:p text:style-name="P30"><text:span text:style-name="T8">X:X </text:span><text:a xlink:type="simple" xlink:href="https://quranonline.net/al-imran/" text:style-name="Internet_20_link" text:visited-style-name="Visited_20_Internet_20_Link">https://quranonline.net/al-imran/</text:a></text:p>
        </text:list-item>
        <text:list-item>
          <text:p text:style-name="P30"><text:a xlink:type="simple" xlink:href="https://quran.com/2?translations=20" text:style-name="Internet_20_link" text:visited-style-name="Visited_20_Internet_20_Link">https://quran.com/2?translations=20</text:a><text:span text:style-name="T8"> </text:span>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6">2:1</text:p>
            <text:p text:style-name="P6">ٱللَّهُ لَآ إِلَٰهَ إِلَّا هُوَ ٱلۡحَيُّ ٱلۡقَيُّومُ</text:p>
          </table:table-cell>
          <table:table-cell table:style-name="表7.B1" office:value-type="string">
            <text:p text:style-name="P7"/>
          </table:table-cell>
        </table:table-row>
        <table:table-row>
          <table:table-cell table:style-name="表7.A2" office:value-type="string">
            <text:p text:style-name="P6"/>
          </table:table-cell>
          <table:table-cell table:style-name="表7.B2" office:value-type="string">
            <text:p text:style-name="P7"/>
          </table:table-cell>
        </table:table-row>
      </table:table>
      <text:p text:style-name="P12"/>
      <text:p text:style-name="P18"><text:span text:style-name="T6">2. </text:span><text:span text:style-name="T8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6"/>
          </table:table-cell>
          <table:table-cell table:style-name="表8.B1" office:value-type="string">
            <text:p text:style-name="P7"/>
          </table:table-cell>
        </table:table-row>
      </table:table>
      <text:p text:style-name="P12"/>
      <text:p text:style-name="P18"><text:span text:style-name="T6">3. </text:span><text:span text:style-name="T8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6"/>
          </table:table-cell>
          <table:table-cell table:style-name="表9.B1" office:value-type="string">
            <text:p text:style-name="P7"/>
          </table:table-cell>
        </table:table-row>
      </table:table>
      <text:p text:style-name="P12"/>
      <text:p text:style-name="P13"/>
      <text:p text:style-name="P17"><text:span text:style-name="T6">[next] </text:span><text:span text:style-name="T7">XX:XX</text:span></text:p>
      <text:p text:style-name="Text_20_body"/>
      <text:p text:style-name="P15">[/  XXX]</text:p>
      <text:p text:style-name="Text_20_body"/>
      <text:p text:style-name="Text_20_body"/>
      <text:p text:style-name="P8"/>
      <text:p text:style-name="P10">------------------------------------------------------------ TEMPLATE</text:p>
      <text:p text:style-name="P11">------------------------------------------------------------</text:p>
      <text:p text:style-name="P14">[XXX]</text:p>
      <text:p text:style-name="Text_20_body"><text:soft-page-break/></text:p>
      <text:p text:style-name="P17"><text:span text:style-name="T4">1. </text:span><text:span text:style-name="T5">XX:XX</text:span></text:p>
      <text:p text:style-name="P18"><text:span text:style-name="T6">1. </text:span><text:span text:style-name="T8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6"/>
          </table:table-cell>
          <table:table-cell table:style-name="表49.B1" office:value-type="string">
            <text:p text:style-name="P7"/>
          </table:table-cell>
        </table:table-row>
      </table:table>
      <text:p text:style-name="P12"/>
      <text:p text:style-name="P18"><text:span text:style-name="T6">2. </text:span><text:span text:style-name="T8">X:X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6"/>
          </table:table-cell>
          <table:table-cell table:style-name="表69.B1" office:value-type="string">
            <text:p text:style-name="P7"/>
          </table:table-cell>
        </table:table-row>
      </table:table>
      <text:p text:style-name="P12"/>
      <text:p text:style-name="P18"><text:span text:style-name="T6">3. </text:span><text:span text:style-name="T8">X:X</text:span></text:p>
      <table:table table:name="表107" table:style-name="表107">
        <table:table-column table:style-name="表107.A"/>
        <table:table-column table:style-name="表107.B"/>
        <table:table-row>
          <table:table-cell table:style-name="表107.A1" office:value-type="string">
            <text:p text:style-name="P6"/>
          </table:table-cell>
          <table:table-cell table:style-name="表107.B1" office:value-type="string">
            <text:p text:style-name="P7"/>
          </table:table-cell>
        </table:table-row>
      </table:table>
      <text:p text:style-name="P12"/>
      <text:p text:style-name="P13"/>
      <text:p text:style-name="P17"><text:span text:style-name="T6">[next] </text:span><text:span text:style-name="T7">XX:XX</text:span></text:p>
      <text:p text:style-name="Text_20_body"/>
      <text:p text:style-name="P15">[/  XXX]</text:p>
      <text:p text:style-name="Text_20_body"/>
      <text:p text:style-name="Text_20_body"/>
      <text:p text:style-name="Text_20_body"/>
      <text:p text:style-name="Text_20_body"/>
      <text:p text:style-name="P9">/------------------------------------------------------------ /TEMPLATE</text:p>
      <text:p text:style-name="P9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4">r oj &amp;&amp; git add -A &amp;&amp; git commit -m "(lang : arabic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4"/>
          </table:table-cell>
        </table:table-row>
      </table:table>
      <text:p text:style-name="P19"/>
      <text:p text:style-name="P10">===================== EOF =====================</text:p>
      <text:p text:style-name="P9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0T21:19:12.88</meta:creation-date>
    <dc:date>2020-02-10T14:58:33.01</dc:date>
    <dc:creator>iwabuchi ken</dc:creator>
    <meta:editing-duration>PT2H58M24S</meta:editing-duration>
    <meta:editing-cycles>12</meta:editing-cycles>
    <meta:generator>OpenOffice/4.1.3$Win32 OpenOffice.org_project/413m1$Build-9783</meta:generator>
    <meta:document-statistic meta:table-count="13" meta:image-count="0" meta:object-count="0" meta:page-count="5" meta:paragraph-count="104" meta:word-count="388" meta:character-count="2913"/>
  </office:meta>
</office:document-meta>
</file>